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E00000227A7C09FE07CCD138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draw:frame draw:style-name="fr1" draw:name="Image1" text:anchor-type="paragraph" svg:width="1.3126in" svg:height="5.7398in" draw:z-index="0"><draw:image xlink:href="Pictures/100002010000007E00000227A7C09FE07CCD138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5T12:06:05.685431629</dc:date>
    <meta:editing-duration>PT4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